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c1ac" officeooo:paragraph-rsid="000ac1ac"/>
    </style:style>
    <style:style style:name="P2" style:family="paragraph" style:parent-style-name="Standard">
      <style:text-properties officeooo:rsid="000c7d64" officeooo:paragraph-rsid="000c7d64"/>
    </style:style>
    <style:style style:name="T1" style:family="text">
      <style:text-properties officeooo:rsid="000c7d64"/>
    </style:style>
    <style:style style:name="T2" style:family="text">
      <style:text-properties officeooo:rsid="000e12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7. Product Realization</text:p>
      <text:p text:style-name="P1"/>
      <text:p text:style-name="P1">7.1 Planning of product realization</text:p>
      <text:p text:style-name="P1"/>
      <text:p text:style-name="P1">Nos projets se découpent en plusieurs étapes ; tout d'abord nous approchons le client avec une proposition qui répond à son appel d'offre. Selon ses retours, nous nous engageons avec lui pour le projet. S'en suit la réalisation de celui-ci, puis une fois terminé nous passons par une phase de clotûre du projet qui nous permet d'améliorer nos processus.</text:p>
      <text:p text:style-name="P1"/>
      <text:p text:style-name="P1">[Schéma 1 : Interactions avec le client ]</text:p>
      <text:p text:style-name="P1"/>
      <text:p text:style-name="P1">[Schéma 2 : Etapes développement SCRUM ]</text:p>
      <text:p text:style-name="P1"/>
      <text:p text:style-name="P1">7.2 <text:span text:style-name="T1">Processus client</text:span></text:p>
      <text:p text:style-name="P1"/>
      <text:p text:style-name="P2">7.2.1.</text:p>
      <text:p text:style-name="P2"/>
      <text:p text:style-name="P2">Réunion avec client pour déterminer les besoins et arriver à une proposition</text:p>
      <text:p text:style-name="P2">b) Processus SCRUM : de nouvelles choses peuvent apparaitre au cours du projet, au fur et à mesure que le client prend conscience des possibilités qui lui sont offertes.</text:p>
      <text:p text:style-name="P2"/>
      <text:p text:style-name="P2">Les fonctionnalités non explicitement demandées par le client mais essentielles pour le fonctionnement du produit seront ajoutées à la proposition par l'équipe. <text:span text:style-name="T2">Les fonctionnalités supplémentaires demandées au cours du développement par le client feront l'objet d'une extension de contrat.</text:span></text:p>
      <text:p text:style-name="P2"/>
      <text:p text:style-name="P2">7.2.2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1M</meta:editing-duration>
    <meta:editing-cycles>4</meta:editing-cycles>
    <meta:generator>LibreOffice/5.0.2.2$Windows_x86 LibreOffice_project/37b43f919e4de5eeaca9b9755ed688758a8251fe</meta:generator>
    <dc:date>2015-11-18T18:50:48.278000000</dc:date>
    <meta:document-statistic meta:table-count="0" meta:image-count="0" meta:object-count="0" meta:page-count="1" meta:paragraph-count="11" meta:word-count="167" meta:character-count="1056" meta:non-whitespace-character-count="900"/>
    <meta:user-defined meta:name="Info 1"/>
    <meta:user-defined meta:name="Info 2"/>
    <meta:user-defined meta:name="Info 3"/>
    <meta:user-defined meta:name="Info 4"/>
  </office:meta>
</office:document-meta>
</file>